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42174300854978321"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ordre du trillon 10^18)</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V</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text:soft-page-break/>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text:soft-page-break/>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text:soft-page-break/>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soft-page-break/>}</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29T15:04:56</dc:date>
    <dc:creator>yjfjyf jjku</dc:creator>
    <meta:editing-duration>PT11H45M13S</meta:editing-duration>
    <meta:editing-cycles>235</meta:editing-cycles>
    <meta:document-statistic meta:table-count="0" meta:image-count="0" meta:object-count="0" meta:page-count="9" meta:paragraph-count="402" meta:word-count="2668" meta:character-count="13529"/>
  </office:meta>
</office:document-meta>
</file>